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3958333333333335in"/>
    </style:style>
    <style:style style:name="co3" style:family="table-column">
      <style:table-column-properties fo:break-before="auto" style:column-width="0.625in"/>
    </style:style>
    <style:style style:name="co4" style:family="table-column">
      <style:table-column-properties fo:break-before="auto" style:column-width="0in"/>
    </style:style>
    <style:style style:name="co5" style:family="table-column">
      <style:table-column-properties fo:break-before="auto" style:column-width="7.37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3.3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8854166666666666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1.4166666666666667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0.7083333333333334in" fo:break-before="auto" style:use-optimal-row-height="true"/>
    </style:style>
    <style:style style:name="ro8" style:family="table-row">
      <style:table-row-properties style:row-height="3.3645833333333335in" fo:break-before="auto" style:use-optimal-row-height="true"/>
    </style:style>
    <style:style style:name="ro9" style:family="table-row">
      <style:table-row-properties style:row-height="0.3541666666666667in" fo:break-before="auto" style:use-optimal-row-height="tru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53125in" fo:break-before="auto" style:use-optimal-row-height="true"/>
    </style:style>
    <style:style style:name="ta1" style:family="table" style:master-page-name="PageStyle_5f_Cost Target">
      <style:table-properties table:display="true" style:writing-mode="lr-tb"/>
    </style:style>
    <style:style style:name="ta2" style:family="table" style:master-page-name="PageStyle_5f_Design Constraint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st Target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number-columns-repeated="2" table:default-cell-style-name="ce-1" table:visibility="collapse"/>
        <table:table-column table:style-name="co4" table:default-cell-style-name="ce-1" table:visibility="collapse"/>
        <table:table-column table:style-name="co4" table:default-cell-style-name="ce-1" table:visibility="collapse"/>
        <table:table-column table:style-name="co4" table:default-cell-style-name="ce-1" table:visibility="collapse"/>
        <table:table-column table:style-name="co5" table:default-cell-style-name="ce-1"/>
        <table:table-column table:style-name="co1" table:number-columns-repeated="12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Section</text:p>
          </table:table-cell>
          <table:table-cell table:style-name="ce21" office:value-type="string">
            <text:p>Device</text:p>
          </table:table-cell>
          <table:table-cell table:style-name="ce21" office:value-type="string">
            <text:p>Quantity</text:p>
          </table:table-cell>
          <table:table-cell table:style-name="ce22" office:value-type="string">
            <text:p>1 piece price</text:p>
          </table:table-cell>
          <table:table-cell table:style-name="ce21" office:value-type="string">
            <text:p>1 piece sub total</text:p>
          </table:table-cell>
          <table:table-cell table:style-name="ce22" office:value-type="string">
            <text:p>100 piece price</text:p>
          </table:table-cell>
          <table:table-cell table:style-name="ce22" office:value-type="string">
            <text:p>100 piece subtotal</text:p>
          </table:table-cell>
          <table:table-cell table:style-name="ce22" office:value-type="string">
            <text:p>1000 piece price</text:p>
          </table:table-cell>
          <table:table-cell table:style-name="ce22" office:value-type="string">
            <text:p>1000 piece subtotal</text:p>
          </table:table-cell>
          <table:table-cell table:style-name="ce22" office:value-type="string">
            <text:p>DK Link</text:p>
          </table:table-cell>
          <table:table-cell table:style-name="ce22"/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</table:table-row>
        <table:table-row table:style-name="ro3">
          <table:table-cell table:style-name="ce21" office:value-type="string">
            <text:p>Current/Fan</text:p>
          </table:table-cell>
          <table:table-cell table:style-name="ce21" office:value-type="string">
            <text:p>Power/Mode FET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0.54">
            <text:p>$0.54</text:p>
          </table:table-cell>
          <table:table-cell table:style-name="ce21" table:formula="oooc:=[.C2]*[.D2]" office:value-type="float" office:value="1.08">
            <text:p>1.08</text:p>
          </table:table-cell>
          <table:table-cell table:style-name="ce22" office:value-type="float" office:value="0.3234">
            <text:p>$0.32</text:p>
          </table:table-cell>
          <table:table-cell table:style-name="ce22" table:formula="oooc:=[.F2]*[.C2]" office:value-type="float" office:value="0.6468">
            <text:p>$0.65</text:p>
          </table:table-cell>
          <table:table-cell table:style-name="ce22" office:value-type="float" office:value="0.1862">
            <text:p>$0.19</text:p>
          </table:table-cell>
          <table:table-cell table:style-name="ce22" table:formula="oooc:=[.H2]*[.C2]" office:value-type="float" office:value="0.3724">
            <text:p>$0.37</text:p>
          </table:table-cell>
          <table:table-cell table:style-name="ce22" office:value-type="string">
            <text:p>http://www.digikey.com/product-detail/en/AOD476/785-1112-1-ND/1856055</text:p>
          </table:table-cell>
          <table:table-cell table:style-name="ce22"/>
        </table:table-row>
        <table:table-row table:style-name="ro4">
          <table:table-cell table:style-name="ce21" office:value-type="string">
            <text:p>Current/Fan</text:p>
          </table:table-cell>
          <table:table-cell table:style-name="ce21" office:value-type="string">
            <text:p>Signal FET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06">
            <text:p>$0.06</text:p>
          </table:table-cell>
          <table:table-cell table:style-name="ce21" table:formula="oooc:=[.C3]*[.D3]" office:value-type="float" office:value="0.06">
            <text:p>0.06</text:p>
          </table:table-cell>
          <table:table-cell table:style-name="ce22" office:value-type="float" office:value="0.0348">
            <text:p>$0.03</text:p>
          </table:table-cell>
          <table:table-cell table:style-name="ce22" table:formula="oooc:=[.F3]*[.C3]" office:value-type="float" office:value="0.0348">
            <text:p>$0.03</text:p>
          </table:table-cell>
          <table:table-cell table:style-name="ce22" office:value-type="float" office:value="0.01969">
            <text:p>$0.02</text:p>
          </table:table-cell>
          <table:table-cell table:style-name="ce22" table:formula="oooc:=[.H3]*[.C3]" office:value-type="float" office:value="0.01969">
            <text:p>$0.02</text:p>
          </table:table-cell>
          <table:table-cell table:style-name="ce22" office:value-type="string">
            <text:p>http://www.digikey.com/product-detail/en/DMN65D8L-7/DMN65D8L-7DICT-ND/3677916</text:p>
          </table:table-cell>
          <table:table-cell table:style-name="ce22"/>
        </table:table-row>
        <table:table-row table:style-name="ro4">
          <table:table-cell table:style-name="ce21" office:value-type="string">
            <text:p>Current/Fan</text:p>
          </table:table-cell>
          <table:table-cell table:style-name="ce21" office:value-type="string">
            <text:p>PTC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31">
            <text:p>$0.31</text:p>
          </table:table-cell>
          <table:table-cell table:style-name="ce21" table:formula="oooc:=[.C4]*[.D4]" office:value-type="float" office:value="0.31">
            <text:p>0.31</text:p>
          </table:table-cell>
          <table:table-cell table:style-name="ce22" office:value-type="float" office:value="0.257">
            <text:p>$0.26</text:p>
          </table:table-cell>
          <table:table-cell table:style-name="ce22" table:formula="oooc:=[.F4]*[.C4]" office:value-type="float" office:value="0.257">
            <text:p>$0.26</text:p>
          </table:table-cell>
          <table:table-cell table:style-name="ce22" office:value-type="float" office:value="0.173">
            <text:p>$0.17</text:p>
          </table:table-cell>
          <table:table-cell table:style-name="ce22" table:formula="oooc:=[.H4]*[.C4]" office:value-type="float" office:value="0.173">
            <text:p>$0.17</text:p>
          </table:table-cell>
          <table:table-cell table:style-name="ce22" office:value-type="string">
            <text:p>http://www.digikey.com/product-detail/en/MINISMDC050F-2/MINISMDC050FCT-ND/1045862</text:p>
          </table:table-cell>
          <table:table-cell table:style-name="ce22"/>
        </table:table-row>
        <table:table-row table:style-name="ro4">
          <table:table-cell table:style-name="ce21" office:value-type="string">
            <text:p>Current/Fan</text:p>
          </table:table-cell>
          <table:table-cell table:style-name="ce21" office:value-type="string">
            <text:p>MCP4801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.36">
            <text:p>$1.36</text:p>
          </table:table-cell>
          <table:table-cell table:style-name="ce21" table:formula="oooc:=[.C5]*[.D5]" office:value-type="float" office:value="1.36">
            <text:p>1.36</text:p>
          </table:table-cell>
          <table:table-cell table:style-name="ce22" office:value-type="float" office:value="0.86">
            <text:p>$0.86</text:p>
          </table:table-cell>
          <table:table-cell table:style-name="ce22" table:formula="oooc:=[.F5]*[.C5]" office:value-type="float" office:value="0.86">
            <text:p>$0.86</text:p>
          </table:table-cell>
          <table:table-cell table:style-name="ce22" office:value-type="float" office:value="0.86">
            <text:p>$0.86</text:p>
          </table:table-cell>
          <table:table-cell table:style-name="ce22" table:formula="oooc:=[.H5]*[.C5]" office:value-type="float" office:value="0.86">
            <text:p>$0.86</text:p>
          </table:table-cell>
          <table:table-cell table:style-name="ce22" office:value-type="string">
            <text:p>http://www.digikey.com/product-detail/en/MCP4801-E%2FSN/MCP4801-E%2FSN-ND/2332805</text:p>
          </table:table-cell>
          <table:table-cell table:style-name="ce22"/>
        </table:table-row>
        <table:table-row table:style-name="ro2">
          <table:table-cell table:style-name="ce21" office:value-type="string">
            <text:p>General</text:p>
          </table:table-cell>
          <table:table-cell table:style-name="ce21" office:value-type="string">
            <text:p>2.5 x 6" board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3.86">
            <text:p>$3.86</text:p>
          </table:table-cell>
          <table:table-cell table:style-name="ce21" table:formula="oooc:=[.C6]*[.D6]" office:value-type="float" office:value="3.86">
            <text:p>3.86</text:p>
          </table:table-cell>
          <table:table-cell table:style-name="ce22" office:value-type="float" office:value="3.86">
            <text:p>$3.86</text:p>
          </table:table-cell>
          <table:table-cell table:style-name="ce22" table:formula="oooc:=[.F6]*[.C6]" office:value-type="float" office:value="3.86">
            <text:p>$3.86</text:p>
          </table:table-cell>
          <table:table-cell table:style-name="ce22" office:value-type="float" office:value="2.83">
            <text:p>$2.83</text:p>
          </table:table-cell>
          <table:table-cell table:style-name="ce22" table:formula="oooc:=[.H6]*[.C6]" office:value-type="float" office:value="2.83">
            <text:p>$2.83</text:p>
          </table:table-cell>
          <table:table-cell table:style-name="ce22" office:value-type="string">
            <text:p>http://pcbcart.com</text:p>
          </table:table-cell>
          <table:table-cell table:style-name="ce22"/>
          <table:table-cell table:style-name="ce21" office:value-type="string">
            <text:p>Interface</text:p>
          </table:table-cell>
          <table:table-cell table:style-name="ce22" table:formula="oooc:=SUMIF([.$A$2:.$A$28];[.$L6];[.E$2:.E$50])" office:value-type="float" office:value="6.5200000000000005">
            <text:p>$6.52</text:p>
          </table:table-cell>
          <table:table-cell table:style-name="ce22" table:formula="oooc:=SUMIF([.$A$2:.$A$28];[.$L6];[.G$2:.G$50])" office:value-type="float" office:value="4.8142">
            <text:p>$4.81</text:p>
          </table:table-cell>
          <table:table-cell table:style-name="ce22" table:formula="oooc:=SUMIF([.$A$2:.$A$28];[.$L6];[.I$2:.I$50])" office:value-type="float" office:value="3.5663199999999997">
            <text:p>$3.57</text:p>
          </table:table-cell>
        </table:table-row>
        <table:table-row table:style-name="ro3">
          <table:table-cell table:style-name="ce21" office:value-type="string">
            <text:p>Interface</text:p>
          </table:table-cell>
          <table:table-cell table:style-name="ce21" office:value-type="string">
            <text:p>3 pin 5.0mm Terminal Block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5">
            <text:p>$0.50</text:p>
          </table:table-cell>
          <table:table-cell table:style-name="ce21" table:formula="oooc:=[.C7]*[.D7]" office:value-type="float" office:value="0.5">
            <text:p>0.5</text:p>
          </table:table-cell>
          <table:table-cell table:style-name="ce22" office:value-type="float" office:value="0.4494">
            <text:p>$0.45</text:p>
          </table:table-cell>
          <table:table-cell table:style-name="ce22" table:formula="oooc:=[.F7]*[.C7]" office:value-type="float" office:value="0.4494">
            <text:p>$0.45</text:p>
          </table:table-cell>
          <table:table-cell table:style-name="ce22" office:value-type="float" office:value="0.357">
            <text:p>$0.36</text:p>
          </table:table-cell>
          <table:table-cell table:style-name="ce22" table:formula="oooc:=[.H7]*[.C7]" office:value-type="float" office:value="0.357">
            <text:p>$0.36</text:p>
          </table:table-cell>
          <table:table-cell table:style-name="ce22" office:value-type="string">
            <text:p>http://www.digikey.com/product-detail/en/1935174/277-1578-ND/568615</text:p>
          </table:table-cell>
          <table:table-cell table:style-name="ce22"/>
          <table:table-cell table:style-name="ce21" office:value-type="string">
            <text:p>Power Modify</text:p>
          </table:table-cell>
          <table:table-cell table:style-name="ce22" table:formula="oooc:=SUMIF([.$A$2:.$A$50];[.$L7];[.E$2:.E$50])" office:value-type="float" office:value="5.72">
            <text:p>$5.72</text:p>
          </table:table-cell>
          <table:table-cell table:style-name="ce22" table:formula="oooc:=SUMIF([.$A$2:.$A$50];[.$L7];[.F$2:.F$50])" office:value-type="float" office:value="2.4388">
            <text:p>$2.44</text:p>
          </table:table-cell>
          <table:table-cell table:style-name="ce22" table:formula="oooc:=SUMIF([.$A$2:.$A$50];[.$L7];[.I$2:.I$50])" office:value-type="float" office:value="1.9819200000000001">
            <text:p>$1.98</text:p>
          </table:table-cell>
        </table:table-row>
        <table:table-row table:style-name="ro4">
          <table:table-cell table:style-name="ce21" office:value-type="string">
            <text:p>Interface</text:p>
          </table:table-cell>
          <table:table-cell table:style-name="ce21" office:value-type="string">
            <text:p>12 input 3.5 mm Terminal Block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.57">
            <text:p>$1.57</text:p>
          </table:table-cell>
          <table:table-cell table:style-name="ce21" table:formula="oooc:=[.C8]*[.D8]" office:value-type="float" office:value="1.57">
            <text:p>1.57</text:p>
          </table:table-cell>
          <table:table-cell table:style-name="ce22" office:value-type="float" office:value="1.22">
            <text:p>$1.22</text:p>
          </table:table-cell>
          <table:table-cell table:style-name="ce22" table:formula="oooc:=[.F8]*[.C8]" office:value-type="float" office:value="1.22">
            <text:p>$1.22</text:p>
          </table:table-cell>
          <table:table-cell table:style-name="ce22" office:value-type="float" office:value="0.875">
            <text:p>$0.88</text:p>
          </table:table-cell>
          <table:table-cell table:style-name="ce22" table:formula="oooc:=[.H8]*[.C8]" office:value-type="float" office:value="0.875">
            <text:p>$0.88</text:p>
          </table:table-cell>
          <table:table-cell table:style-name="ce22" office:value-type="string">
            <text:p>http://www.digikey.com/product-detail/en/OSTTE120104/ED2737-ND/2351813</text:p>
          </table:table-cell>
          <table:table-cell table:style-name="ce22"/>
          <table:table-cell/>
          <table:table-cell table:number-columns-repeated="3" table:style-name="ce22"/>
        </table:table-row>
        <table:table-row table:style-name="ro5">
          <table:table-cell table:style-name="ce21" office:value-type="string">
            <text:p>Interface</text:p>
          </table:table-cell>
          <table:table-cell table:style-name="ce21" office:value-type="string">
            <text:p>ATX connector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3.56">
            <text:p>$3.56</text:p>
          </table:table-cell>
          <table:table-cell table:style-name="ce21" table:formula="oooc:=[.C9]*[.D9]" office:value-type="float" office:value="3.56">
            <text:p>3.56</text:p>
          </table:table-cell>
          <table:table-cell table:style-name="ce22" office:value-type="float" office:value="2.49">
            <text:p>$2.49</text:p>
          </table:table-cell>
          <table:table-cell table:style-name="ce22" table:formula="oooc:=[.F9]*[.C9]" office:value-type="float" office:value="2.49">
            <text:p>$2.49</text:p>
          </table:table-cell>
          <table:table-cell table:style-name="ce22" office:value-type="float" office:value="1.89">
            <text:p>$1.89</text:p>
          </table:table-cell>
          <table:table-cell table:style-name="ce22" table:formula="oooc:=[.H9]*[.C9]" office:value-type="float" office:value="1.89">
            <text:p>$1.89</text:p>
          </table:table-cell>
          <table:table-cell table:style-name="ce22" office:value-type="string">
            <text:p>http://www.mouser.com/ProductDetail/Molex/39-30-1240/?qs=sGAEpiMZZMs%252bGHln7q6pm%252bS0pk2Wo0Xxrf8ldfSZpwQ%3d</text:p>
          </table:table-cell>
          <table:table-cell table:style-name="ce22"/>
          <table:table-cell table:style-name="ce21" office:value-type="string">
            <text:p>Slush</text:p>
          </table:table-cell>
          <table:table-cell table:style-name="ce22" table:formula="oooc:=SUM([.M1:.M8])*0.3" office:value-type="float" office:value="3.972">
            <text:p>$3.97</text:p>
          </table:table-cell>
          <table:table-cell table:style-name="ce22" table:formula="oooc:=SUM([.N1:.N8])*0.3" office:value-type="float" office:value="32.1759">
            <text:p>$32.18</text:p>
          </table:table-cell>
          <table:table-cell table:style-name="ce22" table:formula="oooc:=SUM([.O1:.O8])*0.3" office:value-type="float" office:value="301.664472">
            <text:p>$301.66</text:p>
          </table:table-cell>
        </table:table-row>
        <table:table-row table:style-name="ro4">
          <table:table-cell table:style-name="ce21" office:value-type="string">
            <text:p>Interface</text:p>
          </table:table-cell>
          <table:table-cell table:style-name="ce21" office:value-type="string">
            <text:p>36 pin Breakaway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89">
            <text:p>$0.89</text:p>
          </table:table-cell>
          <table:table-cell table:style-name="ce21" table:formula="oooc:=[.C10]*[.D10]" office:value-type="float" office:value="0.89">
            <text:p>0.89</text:p>
          </table:table-cell>
          <table:table-cell table:style-name="ce22" office:value-type="float" office:value="0.6548">
            <text:p>$0.65</text:p>
          </table:table-cell>
          <table:table-cell table:style-name="ce22" table:formula="oooc:=[.F10]*[.C10]" office:value-type="float" office:value="0.6548">
            <text:p>$0.65</text:p>
          </table:table-cell>
          <table:table-cell table:style-name="ce22" office:value-type="float" office:value="0.44432">
            <text:p>$0.44</text:p>
          </table:table-cell>
          <table:table-cell table:style-name="ce22" table:formula="oooc:=[.H10]*[.C10]" office:value-type="float" office:value="0.44432">
            <text:p>$0.44</text:p>
          </table:table-cell>
          <table:table-cell table:style-name="ce22" office:value-type="string">
            <text:p>http://www.digikey.com/product-detail/en/0022284360/WM50014-36-ND/313821</text:p>
          </table:table-cell>
          <table:table-cell table:style-name="ce22"/>
        </table:table-row>
        <table:table-row table:style-name="ro4">
          <table:table-cell table:style-name="ce21" office:value-type="string">
            <text:p>LED</text:p>
          </table:table-cell>
          <table:table-cell table:style-name="ce21" office:value-type="string">
            <text:p>AP572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64">
            <text:p>$0.64</text:p>
          </table:table-cell>
          <table:table-cell table:style-name="ce21" table:formula="oooc:=[.C11]*[.D11]" office:value-type="float" office:value="0.64">
            <text:p>0.64</text:p>
          </table:table-cell>
          <table:table-cell table:style-name="ce22" office:value-type="float" office:value="0.4">
            <text:p>$0.40</text:p>
          </table:table-cell>
          <table:table-cell table:style-name="ce22" table:formula="oooc:=[.F11]*[.C11]" office:value-type="float" office:value="0.4">
            <text:p>$0.40</text:p>
          </table:table-cell>
          <table:table-cell table:style-name="ce22" office:value-type="float" office:value="0.22">
            <text:p>$0.22</text:p>
          </table:table-cell>
          <table:table-cell table:style-name="ce22" table:formula="oooc:=[.H11]*[.C11]" office:value-type="float" office:value="0.22">
            <text:p>$0.22</text:p>
          </table:table-cell>
          <table:table-cell table:style-name="ce22" office:value-type="string">
            <text:p>http://www.digikey.com/product-detail/en/AP5726WG-7/AP5726WG-7DICT-ND/2639342</text:p>
          </table:table-cell>
          <table:table-cell table:style-name="ce22"/>
        </table:table-row>
        <table:table-row table:style-name="ro4">
          <table:table-cell table:style-name="ce21" office:value-type="string">
            <text:p>LED</text:p>
          </table:table-cell>
          <table:table-cell table:style-name="ce21" office:value-type="string">
            <text:p>B0540WS-7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45">
            <text:p>$0.45</text:p>
          </table:table-cell>
          <table:table-cell table:style-name="ce21" table:formula="oooc:=[.C12]*[.D12]" office:value-type="float" office:value="0.45">
            <text:p>0.45</text:p>
          </table:table-cell>
          <table:table-cell table:style-name="ce22" office:value-type="float" office:value="0.1911">
            <text:p>$0.19</text:p>
          </table:table-cell>
          <table:table-cell table:style-name="ce22" table:formula="oooc:=[.F12]*[.C12]" office:value-type="float" office:value="0.1911">
            <text:p>$0.19</text:p>
          </table:table-cell>
          <table:table-cell table:style-name="ce22" office:value-type="float" office:value="0.08295">
            <text:p>$0.08</text:p>
          </table:table-cell>
          <table:table-cell table:style-name="ce22" table:formula="oooc:=[.H12]*[.C12]" office:value-type="float" office:value="0.08295">
            <text:p>$0.08</text:p>
          </table:table-cell>
          <table:table-cell table:style-name="ce22" office:value-type="string">
            <text:p>http://www.digikey.com/product-search/en?x=0&amp;y=0&amp;lang=en&amp;site=us&amp;KeyWords=B0540WS</text:p>
          </table:table-cell>
          <table:table-cell table:style-name="ce22"/>
        </table:table-row>
        <table:table-row table:style-name="ro3">
          <table:table-cell table:style-name="ce21" office:value-type="string">
            <text:p>LED</text:p>
          </table:table-cell>
          <table:table-cell table:style-name="ce21" office:value-type="string">
            <text:p>NR4012T220M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4">
            <text:p>$0.40</text:p>
          </table:table-cell>
          <table:table-cell table:style-name="ce21" table:formula="oooc:=[.C13]*[.D13]" office:value-type="float" office:value="0.4">
            <text:p>0.4</text:p>
          </table:table-cell>
          <table:table-cell table:style-name="ce22" office:value-type="float" office:value="0.3325">
            <text:p>$0.33</text:p>
          </table:table-cell>
          <table:table-cell table:style-name="ce22" table:formula="oooc:=[.F13]*[.C13]" office:value-type="float" office:value="0.3325">
            <text:p>$0.33</text:p>
          </table:table-cell>
          <table:table-cell table:style-name="ce22" office:value-type="float" office:value="0.21375">
            <text:p>$0.21</text:p>
          </table:table-cell>
          <table:table-cell table:style-name="ce22" table:formula="oooc:=[.H13]*[.C13]" office:value-type="float" office:value="0.21375">
            <text:p>$0.21</text:p>
          </table:table-cell>
          <table:table-cell table:style-name="ce22" office:value-type="string">
            <text:p>http://www.digikey.com/product-detail/en/NR4012T220M/587-1660-1-ND/1008275</text:p>
          </table:table-cell>
          <table:table-cell table:style-name="ce22"/>
        </table:table-row>
        <table:table-row table:style-name="ro4">
          <table:table-cell table:style-name="ce21" office:value-type="string">
            <text:p>Power Modify</text:p>
          </table:table-cell>
          <table:table-cell table:style-name="ce21" office:value-type="string">
            <text:p>10V linear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57">
            <text:p>$0.57</text:p>
          </table:table-cell>
          <table:table-cell table:style-name="ce21" table:formula="oooc:=[.C14]*[.D14]" office:value-type="float" office:value="0.57">
            <text:p>0.57</text:p>
          </table:table-cell>
          <table:table-cell table:style-name="ce22" office:value-type="float" office:value="0.3624">
            <text:p>$0.36</text:p>
          </table:table-cell>
          <table:table-cell table:style-name="ce22" table:formula="oooc:=[.F14]*[.C14]" office:value-type="float" office:value="0.3624">
            <text:p>$0.36</text:p>
          </table:table-cell>
          <table:table-cell table:style-name="ce22" office:value-type="float" office:value="0.20536">
            <text:p>$0.21</text:p>
          </table:table-cell>
          <table:table-cell table:style-name="ce22" table:formula="oooc:=[.H14]*[.C14]" office:value-type="float" office:value="0.20536">
            <text:p>$0.21</text:p>
          </table:table-cell>
          <table:table-cell table:style-name="ce22" office:value-type="string">
            <text:p>http://www.digikey.com/product-detail/en/LM317TG/LM317TGOS-ND/918508</text:p>
          </table:table-cell>
          <table:table-cell table:style-name="ce22"/>
        </table:table-row>
        <table:table-row table:style-name="ro3">
          <table:table-cell table:style-name="ce21" office:value-type="string">
            <text:p>Power Modify</text:p>
          </table:table-cell>
          <table:table-cell table:style-name="ce21" office:value-type="string">
            <text:p>-10V linear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71">
            <text:p>$0.71</text:p>
          </table:table-cell>
          <table:table-cell table:style-name="ce21" table:formula="oooc:=[.C15]*[.D15]" office:value-type="float" office:value="0.71">
            <text:p>0.71</text:p>
          </table:table-cell>
          <table:table-cell table:style-name="ce22" office:value-type="float" office:value="0.482">
            <text:p>$0.48</text:p>
          </table:table-cell>
          <table:table-cell table:style-name="ce22" table:formula="oooc:=[.F15]*[.C15]" office:value-type="float" office:value="0.482">
            <text:p>$0.48</text:p>
          </table:table-cell>
          <table:table-cell table:style-name="ce22" office:value-type="float" office:value="0.2856">
            <text:p>$0.29</text:p>
          </table:table-cell>
          <table:table-cell table:style-name="ce22" table:formula="oooc:=[.H15]*[.C15]" office:value-type="float" office:value="0.2856">
            <text:p>$0.29</text:p>
          </table:table-cell>
          <table:table-cell table:style-name="ce22" office:value-type="string">
            <text:p>http://www.digikey.com/product-detail/en/LM337T/LM337TFS-ND/458683</text:p>
          </table:table-cell>
          <table:table-cell table:style-name="ce22"/>
        </table:table-row>
        <table:table-row table:style-name="ro4">
          <table:table-cell table:style-name="ce21" office:value-type="string">
            <text:p>Power Modify</text:p>
          </table:table-cell>
          <table:table-cell table:style-name="ce21" office:value-type="string">
            <text:p>Adjustable +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57">
            <text:p>$0.57</text:p>
          </table:table-cell>
          <table:table-cell table:style-name="ce21" table:formula="oooc:=[.C16]*[.D16]" office:value-type="float" office:value="0.57">
            <text:p>0.57</text:p>
          </table:table-cell>
          <table:table-cell table:style-name="ce22" office:value-type="float" office:value="0.3624">
            <text:p>$0.36</text:p>
          </table:table-cell>
          <table:table-cell table:style-name="ce22" table:formula="oooc:=[.F16]*[.C16]" office:value-type="float" office:value="0.3624">
            <text:p>$0.36</text:p>
          </table:table-cell>
          <table:table-cell table:style-name="ce22" office:value-type="float" office:value="0.20536">
            <text:p>$0.21</text:p>
          </table:table-cell>
          <table:table-cell table:style-name="ce22" table:formula="oooc:=[.H16]*[.C16]" office:value-type="float" office:value="0.20536">
            <text:p>$0.21</text:p>
          </table:table-cell>
          <table:table-cell table:style-name="ce22" office:value-type="string">
            <text:p>http://www.digikey.com/product-detail/en/LM317TG/LM317TGOS-ND/918508</text:p>
          </table:table-cell>
          <table:table-cell table:style-name="ce22"/>
        </table:table-row>
        <table:table-row table:style-name="ro3">
          <table:table-cell table:style-name="ce21" office:value-type="string">
            <text:p>Power Modify</text:p>
          </table:table-cell>
          <table:table-cell table:style-name="ce21" office:value-type="string">
            <text:p>Adjustable -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71">
            <text:p>$0.71</text:p>
          </table:table-cell>
          <table:table-cell table:style-name="ce21" table:formula="oooc:=[.C17]*[.D17]" office:value-type="float" office:value="0.71">
            <text:p>0.71</text:p>
          </table:table-cell>
          <table:table-cell table:style-name="ce22" office:value-type="float" office:value="0.482">
            <text:p>$0.48</text:p>
          </table:table-cell>
          <table:table-cell table:style-name="ce22" table:formula="oooc:=[.F17]*[.C17]" office:value-type="float" office:value="0.482">
            <text:p>$0.48</text:p>
          </table:table-cell>
          <table:table-cell table:style-name="ce22" office:value-type="float" office:value="0.2856">
            <text:p>$0.29</text:p>
          </table:table-cell>
          <table:table-cell table:style-name="ce22" table:formula="oooc:=[.H17]*[.C17]" office:value-type="float" office:value="0.2856">
            <text:p>$0.29</text:p>
          </table:table-cell>
          <table:table-cell table:style-name="ce22" office:value-type="string">
            <text:p>http://www.digikey.com/product-detail/en/LM337T/LM337TFS-ND/458683</text:p>
          </table:table-cell>
          <table:table-cell table:style-name="ce22"/>
        </table:table-row>
        <table:table-row table:style-name="ro4">
          <table:table-cell table:style-name="ce21" office:value-type="string">
            <text:p>Power Modify</text:p>
          </table:table-cell>
          <table:table-cell table:style-name="ce21" office:value-type="string">
            <text:p>Potentiometer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1">
            <text:p>$1.00</text:p>
          </table:table-cell>
          <table:table-cell table:style-name="ce21" table:formula="oooc:=[.C18]*[.D18]" office:value-type="float" office:value="2">
            <text:p>2</text:p>
          </table:table-cell>
          <table:table-cell table:style-name="ce22" office:value-type="float" office:value="0.75">
            <text:p>$0.75</text:p>
          </table:table-cell>
          <table:table-cell table:style-name="ce22" table:formula="oooc:=[.F18]*[.C18]" office:value-type="float" office:value="1.5">
            <text:p>$1.50</text:p>
          </table:table-cell>
          <table:table-cell table:style-name="ce22" office:value-type="float" office:value="0.5">
            <text:p>$0.50</text:p>
          </table:table-cell>
          <table:table-cell table:style-name="ce22" table:formula="oooc:=[.H18]*[.C18]" office:value-type="float" office:value="1">
            <text:p>$1.00</text:p>
          </table:table-cell>
          <table:table-cell table:style-name="ce22" office:value-type="string">
            <text:p>http://www.digikey.com/product-detail/en/EVU-E3KFK4B53/P3W1502-ND/243676</text:p>
          </table:table-cell>
          <table:table-cell table:style-name="ce22"/>
        </table:table-row>
        <table:table-row table:style-name="ro3">
          <table:table-cell table:style-name="ce21" office:value-type="string">
            <text:p>Power Modify</text:p>
          </table:table-cell>
          <table:table-cell table:style-name="ce21" office:value-type="string">
            <text:p>Diode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0.15">
            <text:p>$0.15</text:p>
          </table:table-cell>
          <table:table-cell/>
          <table:table-cell table:number-columns-repeated="4" table:style-name="ce22"/>
          <table:table-cell table:style-name="ce22" office:value-type="string">
            <text:p>http://www.digikey.com/product-detail/en/S1M-13-F/S1M-FDICT-ND/804909</text:p>
          </table:table-cell>
          <table:table-cell table:style-name="ce22"/>
        </table:table-row>
        <table:table-row table:style-name="ro3">
          <table:table-cell table:style-name="ce21" office:value-type="string">
            <text:p>Protection/Filtering</text:p>
          </table:table-cell>
          <table:table-cell table:style-name="ce21" office:value-type="string">
            <text:p>PTC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0.31">
            <text:p>$0.31</text:p>
          </table:table-cell>
          <table:table-cell table:style-name="ce21" table:formula="oooc:=[.C20]*[.D20]" office:value-type="float" office:value="1.24">
            <text:p>1.24</text:p>
          </table:table-cell>
          <table:table-cell table:style-name="ce22" office:value-type="float" office:value="0.258">
            <text:p>$0.26</text:p>
          </table:table-cell>
          <table:table-cell table:style-name="ce22" table:formula="oooc:=[.F20]*[.C20]" office:value-type="float" office:value="1.032">
            <text:p>$1.03</text:p>
          </table:table-cell>
          <table:table-cell table:style-name="ce22" office:value-type="float" office:value="0.173">
            <text:p>$0.17</text:p>
          </table:table-cell>
          <table:table-cell table:style-name="ce22" table:formula="oooc:=[.H20]*[.C20]" office:value-type="float" office:value="0.692">
            <text:p>$0.69</text:p>
          </table:table-cell>
          <table:table-cell table:style-name="ce22" office:value-type="string">
            <text:p>www.digikey.com/product-detail/en/MINISMDC050F-2/MINISMDC050FCT-ND/1045862</text:p>
          </table:table-cell>
          <table:table-cell table:style-name="ce22"/>
        </table:table-row>
        <table:table-row table:style-name="ro6">
          <table:table-cell table:style-name="ce21" office:value-type="string">
            <text:p>Protection/Filtering</text:p>
          </table:table-cell>
          <table:table-cell table:style-name="ce21" office:value-type="string">
            <text:p>Inductor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0.22">
            <text:p>$0.22</text:p>
          </table:table-cell>
          <table:table-cell table:style-name="ce21" table:formula="oooc:=[.C21]*[.D21]" office:value-type="float" office:value="0.44">
            <text:p>0.44</text:p>
          </table:table-cell>
          <table:table-cell table:style-name="ce22" office:value-type="float" office:value="0.144">
            <text:p>$0.14</text:p>
          </table:table-cell>
          <table:table-cell table:style-name="ce22" table:formula="oooc:=[.F21]*[.C21]" office:value-type="float" office:value="0.288">
            <text:p>$0.29</text:p>
          </table:table-cell>
          <table:table-cell table:style-name="ce22" office:value-type="float" office:value="0.102">
            <text:p>$0.10</text:p>
          </table:table-cell>
          <table:table-cell table:style-name="ce22" table:formula="oooc:=[.H21]*[.C21]" office:value-type="float" office:value="0.204">
            <text:p>$0.20</text:p>
          </table:table-cell>
          <table:table-cell table:style-name="ce22" office:value-type="string">
            <text:p>http://www.digikey.com/product-detail/en/CM322522-220KL/CM322522-220KLCT-ND/3437950</text:p>
          </table:table-cell>
          <table:table-cell table:style-name="ce22"/>
        </table:table-row>
        <table:table-row table:style-name="ro4">
          <table:table-cell table:style-name="ce21" office:value-type="string">
            <text:p>Protection/Filtering</text:p>
          </table:table-cell>
          <table:table-cell table:style-name="ce21" office:value-type="string">
            <text:p>Switch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35">
            <text:p>$0.35</text:p>
          </table:table-cell>
          <table:table-cell table:style-name="ce21" table:formula="oooc:=[.C22]*[.D22]" office:value-type="float" office:value="0.35">
            <text:p>0.35</text:p>
          </table:table-cell>
          <table:table-cell table:style-name="ce22" office:value-type="float" office:value="0.282">
            <text:p>$0.28</text:p>
          </table:table-cell>
          <table:table-cell table:style-name="ce22" table:formula="oooc:=[.F22]*[.C22]" office:value-type="float" office:value="0.282">
            <text:p>$0.28</text:p>
          </table:table-cell>
          <table:table-cell table:style-name="ce22" office:value-type="float" office:value="0.226">
            <text:p>$0.23</text:p>
          </table:table-cell>
          <table:table-cell table:style-name="ce22" table:formula="oooc:=[.H22]*[.C22]" office:value-type="float" office:value="0.226">
            <text:p>$0.23</text:p>
          </table:table-cell>
          <table:table-cell table:style-name="ce22" office:value-type="string">
            <text:p>http://www.digikey.com/product-detail/en/OS102011MA1QN1/CKN9559-ND/1981430</text:p>
          </table:table-cell>
          <table:table-cell table:style-name="ce22"/>
        </table:table-row>
        <table:table-row table:style-name="ro3">
          <table:table-cell table:style-name="ce21" office:value-type="string">
            <text:p>Relay</text:p>
          </table:table-cell>
          <table:table-cell table:style-name="ce21" office:value-type="string">
            <text:p>1461069-5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.15">
            <text:p>$1.15</text:p>
          </table:table-cell>
          <table:table-cell table:style-name="ce21" table:formula="oooc:=[.C23]*[.D23]" office:value-type="float" office:value="1.15">
            <text:p>1.15</text:p>
          </table:table-cell>
          <table:table-cell table:style-name="ce22" office:value-type="float" office:value="0.72">
            <text:p>$0.72</text:p>
          </table:table-cell>
          <table:table-cell table:style-name="ce22" table:formula="oooc:=[.F23]*[.C23]" office:value-type="float" office:value="0.72">
            <text:p>$0.72</text:p>
          </table:table-cell>
          <table:table-cell table:style-name="ce22" office:value-type="float" office:value="0.58">
            <text:p>$0.58</text:p>
          </table:table-cell>
          <table:table-cell table:style-name="ce22" table:formula="oooc:=[.H23]*[.C23]" office:value-type="float" office:value="0.58">
            <text:p>$0.58</text:p>
          </table:table-cell>
          <table:table-cell table:style-name="ce22" office:value-type="string">
            <text:p>http://www.digikey.com/product-detail/en/1461069-5/PB1321-ND/3318145</text:p>
          </table:table-cell>
          <table:table-cell table:style-name="ce22"/>
          <table:table-cell table:style-name="ce21" office:value-type="string">
            <text:p>LED</text:p>
          </table:table-cell>
          <table:table-cell table:style-name="ce22" table:formula="oooc:=SUMIF([.$A$2:.$A$28];[.$L23];[.E$2:.E$50])" office:value-type="float" office:value="1.4900000000000002">
            <text:p>$1.49</text:p>
          </table:table-cell>
          <table:table-cell table:style-name="ce22" table:formula="oooc:=SUMIF([.$A$2:.$A$28];[.$L23];[.G$2:.G$50])" office:value-type="float" office:value="0.9236">
            <text:p>$0.92</text:p>
          </table:table-cell>
          <table:table-cell table:style-name="ce22" table:formula="oooc:=SUMIF([.$A$2:.$A$28];[.$L23];[.I$2:.I$50])" office:value-type="float" office:value="0.5166999999999999">
            <text:p>$0.52</text:p>
          </table:table-cell>
        </table:table-row>
        <table:table-row table:style-name="ro4">
          <table:table-cell table:style-name="ce21" office:value-type="string">
            <text:p>Relay</text:p>
          </table:table-cell>
          <table:table-cell table:style-name="ce21" office:value-type="string">
            <text:p>NPN (MMBT3904)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12">
            <text:p>$0.12</text:p>
          </table:table-cell>
          <table:table-cell table:style-name="ce21" table:formula="oooc:=[.C24]*[.D24]" office:value-type="float" office:value="0.12">
            <text:p>0.12</text:p>
          </table:table-cell>
          <table:table-cell table:style-name="ce22" office:value-type="float" office:value="0.0742">
            <text:p>$0.07</text:p>
          </table:table-cell>
          <table:table-cell table:style-name="ce22" table:formula="oooc:=[.F24]*[.C24]" office:value-type="float" office:value="0.0742">
            <text:p>$0.07</text:p>
          </table:table-cell>
          <table:table-cell table:style-name="ce22" office:value-type="float" office:value="0.02472">
            <text:p>$0.02</text:p>
          </table:table-cell>
          <table:table-cell table:style-name="ce22" table:formula="oooc:=[.H24]*[.C24]" office:value-type="float" office:value="0.02472">
            <text:p>$0.02</text:p>
          </table:table-cell>
          <table:table-cell table:style-name="ce22" office:value-type="string">
            <text:p>http://www.digikey.com/product-detail/en/MMBT3904-7-F/MMBT3904-FDICT-ND/815727</text:p>
          </table:table-cell>
          <table:table-cell table:style-name="ce22"/>
        </table:table-row>
        <table:table-row table:style-name="ro7">
          <table:table-cell table:style-name="ce21" office:value-type="string">
            <text:p>Relay</text:p>
          </table:table-cell>
          <table:table-cell table:style-name="ce21" office:value-type="string">
            <text:p>Opto (LTV-816S)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39">
            <text:p>$0.39</text:p>
          </table:table-cell>
          <table:table-cell table:style-name="ce21" table:formula="oooc:=[.C25]*[.D25]" office:value-type="float" office:value="0.39">
            <text:p>0.39</text:p>
          </table:table-cell>
          <table:table-cell table:style-name="ce22" office:value-type="float" office:value="0.1814">
            <text:p>$0.18</text:p>
          </table:table-cell>
          <table:table-cell table:style-name="ce22" table:formula="oooc:=[.F25]*[.C25]" office:value-type="float" office:value="0.1814">
            <text:p>$0.18</text:p>
          </table:table-cell>
          <table:table-cell table:style-name="ce22" office:value-type="float" office:value="0.10206">
            <text:p>$0.10</text:p>
          </table:table-cell>
          <table:table-cell table:style-name="ce22" table:formula="oooc:=[.H25]*[.C25]" office:value-type="float" office:value="0.10206">
            <text:p>$0.10</text:p>
          </table:table-cell>
          <table:table-cell table:style-name="ce22" office:value-type="string">
            <text:p>www.digikey.com/product-detail/en/LTV-816S/160-1361-5-ND/385831</text:p>
          </table:table-cell>
          <table:table-cell table:style-name="ce22"/>
        </table:table-row>
        <table:table-row table:style-name="ro3">
          <table:table-cell table:style-name="ce21" office:value-type="string">
            <text:p>Relay</text:p>
          </table:table-cell>
          <table:table-cell table:style-name="ce21" office:value-type="string">
            <text:p>B130-13-F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43">
            <text:p>$0.43</text:p>
          </table:table-cell>
          <table:table-cell table:style-name="ce21" table:formula="oooc:=[.C26]*[.D26]" office:value-type="float" office:value="0.43">
            <text:p>0.43</text:p>
          </table:table-cell>
          <table:table-cell table:style-name="ce22" office:value-type="float" office:value="0.1802">
            <text:p>$0.18</text:p>
          </table:table-cell>
          <table:table-cell table:style-name="ce22" table:formula="oooc:=[.F26]*[.C26]" office:value-type="float" office:value="0.1802">
            <text:p>$0.18</text:p>
          </table:table-cell>
          <table:table-cell table:style-name="ce22" office:value-type="float" office:value="0.0782">
            <text:p>$0.08</text:p>
          </table:table-cell>
          <table:table-cell table:style-name="ce22" table:formula="oooc:=[.H26]*[.C26]" office:value-type="float" office:value="0.0782">
            <text:p>$0.08</text:p>
          </table:table-cell>
          <table:table-cell table:style-name="ce22" office:value-type="string">
            <text:p>http://www.digikey.com/product-detail/en/B130-13-F/B130-FDICT-ND/815318</text:p>
          </table:table-cell>
          <table:table-cell table:style-name="ce22"/>
        </table:table-row>
        <table:table-row table:style-name="ro4">
          <table:table-cell table:style-name="ce21" office:value-type="string">
            <text:p>Relay</text:p>
          </table:table-cell>
          <table:table-cell table:style-name="ce21" office:value-type="string">
            <text:p>LED (LG Q971-KN-1)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08">
            <text:p>$0.08</text:p>
          </table:table-cell>
          <table:table-cell table:style-name="ce21" table:formula="oooc:=[.C27]*[.D27]" office:value-type="float" office:value="0.08">
            <text:p>0.08</text:p>
          </table:table-cell>
          <table:table-cell table:style-name="ce22" office:value-type="float" office:value="0.0546">
            <text:p>$0.05</text:p>
          </table:table-cell>
          <table:table-cell table:style-name="ce22" table:formula="oooc:=[.F27]*[.C27]" office:value-type="float" office:value="0.0546">
            <text:p>$0.05</text:p>
          </table:table-cell>
          <table:table-cell table:style-name="ce22" office:value-type="float" office:value="0.04">
            <text:p>$0.04</text:p>
          </table:table-cell>
          <table:table-cell table:style-name="ce22" table:formula="oooc:=[.H27]*[.C27]" office:value-type="float" office:value="0.04">
            <text:p>$0.04</text:p>
          </table:table-cell>
          <table:table-cell table:style-name="ce22" office:value-type="string">
            <text:p>http://www.digikey.com/product-detail/en/LG%20Q971-KN-1/475-1409-1-ND/1802597</text:p>
          </table:table-cell>
          <table:table-cell table:style-name="ce22"/>
        </table:table-row>
        <table:table-row table:style-name="ro5">
          <table:table-cell table:style-name="ce21" office:value-type="string">
            <text:p>TC/Analog</text:p>
          </table:table-cell>
          <table:table-cell table:style-name="ce21" office:value-type="string">
            <text:p>MCP3901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.39">
            <text:p>$2.39</text:p>
          </table:table-cell>
          <table:table-cell table:style-name="ce21" table:formula="oooc:=[.C28]*[.D28]" office:value-type="float" office:value="2.39">
            <text:p>2.39</text:p>
          </table:table-cell>
          <table:table-cell table:style-name="ce22" office:value-type="float" office:value="1.51">
            <text:p>$1.51</text:p>
          </table:table-cell>
          <table:table-cell table:style-name="ce22" table:formula="oooc:=[.F28]*[.C28]" office:value-type="float" office:value="1.51">
            <text:p>$1.51</text:p>
          </table:table-cell>
          <table:table-cell table:style-name="ce22" office:value-type="float" office:value="1.51">
            <text:p>$1.51</text:p>
          </table:table-cell>
          <table:table-cell table:style-name="ce22" table:formula="oooc:=[.H28]*[.C28]" office:value-type="float" office:value="1.51">
            <text:p>$1.51</text:p>
          </table:table-cell>
          <table:table-cell table:style-name="ce22" office:value-type="string">
            <text:p>http://www.digikey.com/product-detail/en/MCP3901A0-I%2FSS/MCP3901A0-I%2FSS-ND/2179119</text:p>
          </table:table-cell>
          <table:table-cell table:style-name="ce22"/>
          <table:table-cell table:style-name="ce23" office:value-type="string">
            <text:p>Total</text:p>
          </table:table-cell>
          <table:table-cell table:style-name="ce24" table:formula="oooc:=SUM([.E28:.E76])+[.M38]" office:value-type="float" office:value="9.760000000000002">
            <text:p>$9.76</text:p>
          </table:table-cell>
          <table:table-cell table:style-name="ce24" table:formula="oooc:=SUM([.F28:.F76])+[.N38]" office:value-type="float" office:value="3.9155999999999995">
            <text:p>$3.92</text:p>
          </table:table-cell>
          <table:table-cell table:style-name="ce24" table:formula="oooc:=SUM([.G28:.G76])+[.O38]" office:value-type="float" office:value="4.751600000000001">
            <text:p>$4.75</text:p>
          </table:table-cell>
        </table:table-row>
        <table:table-row table:style-name="ro4">
          <table:table-cell table:style-name="ce21" office:value-type="string">
            <text:p>TC/Analog</text:p>
          </table:table-cell>
          <table:table-cell table:style-name="ce21" office:value-type="string">
            <text:p>OPA417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.58">
            <text:p>$2.58</text:p>
          </table:table-cell>
          <table:table-cell table:style-name="ce21" table:formula="oooc:=[.C29]*[.D29]" office:value-type="float" office:value="2.58">
            <text:p>2.58</text:p>
          </table:table-cell>
          <table:table-cell table:style-name="ce22" office:value-type="float" office:value="1.87">
            <text:p>$1.87</text:p>
          </table:table-cell>
          <table:table-cell table:style-name="ce22" table:formula="oooc:=[.F29]*[.C29]" office:value-type="float" office:value="1.87">
            <text:p>$1.87</text:p>
          </table:table-cell>
          <table:table-cell table:style-name="ce22" office:value-type="float" office:value="1.32">
            <text:p>$1.32</text:p>
          </table:table-cell>
          <table:table-cell table:style-name="ce22" table:formula="oooc:=[.H29]*[.C29]" office:value-type="float" office:value="1.32">
            <text:p>$1.32</text:p>
          </table:table-cell>
          <table:table-cell table:style-name="ce22" office:value-type="string">
            <text:p>http://www.digikey.com/product-detail/en/OPA4170AIDR/296-29664-1-ND/2762167</text:p>
          </table:table-cell>
          <table:table-cell table:style-name="ce22"/>
          <table:table-cell table:style-name="ce21" office:value-type="string">
            <text:p>TC/Analog</text:p>
          </table:table-cell>
          <table:table-cell table:style-name="ce22" table:formula="oooc:=SUMIF([.$A$2:.$A$28];[.$L29];[.E$2:.E$50])" office:value-type="float" office:value="2.39">
            <text:p>$2.39</text:p>
          </table:table-cell>
          <table:table-cell table:style-name="ce22" table:formula="oooc:=SUMIF([.$A$2:.$A$28];[.$L29];[.G$2:.G$50])" office:value-type="float" office:value="1.51">
            <text:p>$1.51</text:p>
          </table:table-cell>
          <table:table-cell table:style-name="ce22" table:formula="oooc:=SUMIF([.$A$2:.$A$28];[.$L29];[.I$2:.I$50])" office:value-type="float" office:value="1.51">
            <text:p>$1.51</text:p>
          </table:table-cell>
        </table:table-row>
        <table:table-row table:style-name="ro4">
          <table:table-cell table:style-name="ce21" office:value-type="string">
            <text:p>TC/Analog</text:p>
          </table:table-cell>
          <table:table-cell table:style-name="ce21" office:value-type="string">
            <text:p>LMT84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.73">
            <text:p>$0.73</text:p>
          </table:table-cell>
          <table:table-cell table:style-name="ce21" table:formula="oooc:=[.C30]*[.D30]" office:value-type="float" office:value="0.73">
            <text:p>0.73</text:p>
          </table:table-cell>
          <table:table-cell table:style-name="ce22" office:value-type="float" office:value="0.2376">
            <text:p>$0.24</text:p>
          </table:table-cell>
          <table:table-cell table:style-name="ce22" table:formula="oooc:=[.F30]*[.C30]" office:value-type="float" office:value="0.2376">
            <text:p>$0.24</text:p>
          </table:table-cell>
          <table:table-cell table:style-name="ce22" office:value-type="float" office:value="0.224">
            <text:p>$0.22</text:p>
          </table:table-cell>
          <table:table-cell table:style-name="ce22" table:formula="oooc:=[.H30]*[.C30]" office:value-type="float" office:value="0.224">
            <text:p>$0.22</text:p>
          </table:table-cell>
          <table:table-cell table:style-name="ce22" office:value-type="string">
            <text:p>http://www.digikey.com/product-detail/en/LMT84DCKT/296-35727-2-ND/3974441</text:p>
          </table:table-cell>
          <table:table-cell table:style-name="ce22"/>
          <table:table-cell table:style-name="ce21" office:value-type="string">
            <text:p>Current/Fan</text:p>
          </table:table-cell>
          <table:table-cell table:style-name="ce22" table:formula="oooc:=SUMIF([.$A$2:.$A$28];[.$L30];[.E$2:.E$50])" office:value-type="float" office:value="2.8100000000000005">
            <text:p>$2.81</text:p>
          </table:table-cell>
          <table:table-cell table:style-name="ce22" table:formula="oooc:=SUMIF([.$A$2:.$A$28];[.$L30];[.G$2:.G$50])" office:value-type="float" office:value="1.7986">
            <text:p>$1.80</text:p>
          </table:table-cell>
          <table:table-cell table:style-name="ce22" table:formula="oooc:=SUMIF([.$A$2:.$A$28];[.$L30];[.I$2:.I$50])" office:value-type="float" office:value="1.42509">
            <text:p>$1.43</text:p>
          </table:table-cell>
        </table:table-row>
        <table:table-row table:style-name="ro8">
          <table:table-cell table:style-name="ce21" office:value-type="string">
            <text:p>TC/Analog</text:p>
          </table:table-cell>
          <table:table-cell table:style-name="ce21" office:value-type="string">
            <text:p>.1% 20K, 1206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0.65">
            <text:p>$0.65</text:p>
          </table:table-cell>
          <table:table-cell table:style-name="ce21" table:formula="oooc:=[.C31]*[.D31]" office:value-type="float" office:value="2.6">
            <text:p>2.6</text:p>
          </table:table-cell>
          <table:table-cell table:style-name="ce22" office:value-type="float" office:value="0.24">
            <text:p>$0.24</text:p>
          </table:table-cell>
          <table:table-cell table:style-name="ce22" table:formula="oooc:=[.F31]*[.C31]" office:value-type="float" office:value="0.96">
            <text:p>$0.96</text:p>
          </table:table-cell>
          <table:table-cell table:style-name="ce22" office:value-type="float" office:value="0.14">
            <text:p>$0.14</text:p>
          </table:table-cell>
          <table:table-cell table:style-name="ce22" table:formula="oooc:=[.H31]*[.C31]" office:value-type="float" office:value="0.56">
            <text:p>$0.56</text:p>
          </table:table-cell>
          <table:table-cell table:style-name="ce22" office:value-type="string">
            <text:p>http://www.digikey.com/product-search/en?v=408&amp;FV=fff40001%2Cfff800e9%2C40127%2Cc002c%2Cc002d%2Cc0059%2Cc0061%2Cc007b%2Cc00b5%2C1c0002&amp;k=1206+resistor&amp;mnonly=0&amp;newproducts=0&amp;ColumnSort=100001&amp;page=1&amp;stock=1&amp;quantity=1&amp;ptm=0&amp;fid=0&amp;pageSize=100&amp;k=1206+resistor&amp;filterAlwaysExpand=1</text:p>
          </table:table-cell>
          <table:table-cell table:style-name="ce22"/>
          <table:table-cell table:style-name="ce21" office:value-type="string">
            <text:p>Relay</text:p>
          </table:table-cell>
          <table:table-cell table:style-name="ce22" table:formula="oooc:=SUMIF([.$A$2:.$A$28];[.$L31];[.E$2:.E$50])" office:value-type="float" office:value="2.1700000000000004">
            <text:p>$2.17</text:p>
          </table:table-cell>
          <table:table-cell table:style-name="ce22" table:formula="oooc:=SUMIF([.$A$2:.$A$28];[.$L31];[.G$2:.G$50])" office:value-type="float" office:value="1.2104">
            <text:p>$1.21</text:p>
          </table:table-cell>
          <table:table-cell table:style-name="ce22" table:formula="oooc:=SUMIF([.$A$2:.$A$28];[.$L31];[.I$2:.I$50])" office:value-type="float" office:value="0.82498">
            <text:p>$0.82</text:p>
          </table:table-cell>
        </table:table-row>
        <table:table-row table:style-name="ro4">
          <table:table-cell table:style-name="ce21" office:value-type="string">
            <text:p>TC/Analog</text:p>
          </table:table-cell>
          <table:table-cell table:style-name="ce21" office:value-type="string">
            <text:p>Shunt/Jumper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0.1">
            <text:p>$0.10</text:p>
          </table:table-cell>
          <table:table-cell table:style-name="ce21" table:formula="oooc:=[.C32]*[.D32]" office:value-type="float" office:value="0.30000000000000004">
            <text:p>0.3</text:p>
          </table:table-cell>
          <table:table-cell table:style-name="ce22" office:value-type="float" office:value="0.058">
            <text:p>$0.06</text:p>
          </table:table-cell>
          <table:table-cell table:style-name="ce22" table:formula="oooc:=[.F32]*[.C32]" office:value-type="float" office:value="0.17400000000000002">
            <text:p>$0.17</text:p>
          </table:table-cell>
          <table:table-cell table:style-name="ce22" office:value-type="float" office:value="0.042">
            <text:p>$0.04</text:p>
          </table:table-cell>
          <table:table-cell table:style-name="ce22" table:formula="oooc:=[.H32]*[.C32]" office:value-type="float" office:value="0.126">
            <text:p>$0.13</text:p>
          </table:table-cell>
          <table:table-cell table:style-name="ce22" office:value-type="string">
            <text:p>http://www.digikey.com/product-detail/en/969102-0000-DA/3M9580-ND/2071621</text:p>
          </table:table-cell>
          <table:table-cell table:style-name="ce22"/>
          <table:table-cell table:style-name="ce21" office:value-type="string">
            <text:p>General</text:p>
          </table:table-cell>
          <table:table-cell table:style-name="ce22" table:formula="oooc:=SUMIF([.$A$2:.$A$28];[.$L32];[.E$2:.E$50])" office:value-type="float" office:value="3.86">
            <text:p>$3.86</text:p>
          </table:table-cell>
          <table:table-cell table:style-name="ce22" table:formula="oooc:=SUMIF([.$A$2:.$A$28];[.$L32];[.G$2:.G$50])" office:value-type="float" office:value="3.86">
            <text:p>$3.86</text:p>
          </table:table-cell>
          <table:table-cell table:style-name="ce22" table:formula="oooc:=SUMIF([.$A$2:.$A$28];[.$L32];[.I$2:.I$50])" office:value-type="float" office:value="2.83">
            <text:p>$2.83</text:p>
          </table:table-cell>
        </table:table-row>
        <table:table-row table:style-name="ro9">
          <table:table-cell table:style-name="ce21" office:value-type="string">
            <text:p>Power Modify</text:p>
          </table:table-cell>
          <table:table-cell table:style-name="ce21" office:value-type="string">
            <text:p>V8508H.pdf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0.58">
            <text:p>$0.58</text:p>
          </table:table-cell>
          <table:table-cell table:style-name="ce21" table:formula="oooc:=[.C33]*[.D33]" office:value-type="float" office:value="1.16">
            <text:p>1.16</text:p>
          </table:table-cell>
          <table:table-cell table:style-name="ce22"/>
          <table:table-cell table:style-name="ce22" table:formula="oooc:=[.F33]*[.C33]" office:value-type="float" office:value="0">
            <text:p>$0.00</text:p>
          </table:table-cell>
          <table:table-cell table:style-name="ce22"/>
          <table:table-cell table:style-name="ce22" table:formula="oooc:=[.H33]*[.C33]" office:value-type="float" office:value="0">
            <text:p>$0.00</text:p>
          </table:table-cell>
          <table:table-cell table:style-name="ce22" office:value-type="string">
            <text:p>http://assmann.us/specs/V8508H.pdf</text:p>
          </table:table-cell>
          <table:table-cell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4]*[.D34]" office:value-type="float" office:value="0">
            <text:p>0</text:p>
          </table:table-cell>
          <table:table-cell table:style-name="ce22"/>
          <table:table-cell table:style-name="ce22" table:formula="oooc:=[.F34]*[.C34]" office:value-type="float" office:value="0">
            <text:p>$0.00</text:p>
          </table:table-cell>
          <table:table-cell table:style-name="ce22"/>
          <table:table-cell table:style-name="ce22" table:formula="oooc:=[.H34]*[.C34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5]*[.D35]" office:value-type="float" office:value="0">
            <text:p>0</text:p>
          </table:table-cell>
          <table:table-cell table:style-name="ce22"/>
          <table:table-cell table:style-name="ce22" table:formula="oooc:=[.F35]*[.C35]" office:value-type="float" office:value="0">
            <text:p>$0.00</text:p>
          </table:table-cell>
          <table:table-cell table:style-name="ce22"/>
          <table:table-cell table:style-name="ce22" table:formula="oooc:=[.H35]*[.C35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6]*[.D36]" office:value-type="float" office:value="0">
            <text:p>0</text:p>
          </table:table-cell>
          <table:table-cell table:style-name="ce22"/>
          <table:table-cell table:style-name="ce22" table:formula="oooc:=[.F36]*[.C36]" office:value-type="float" office:value="0">
            <text:p>$0.00</text:p>
          </table:table-cell>
          <table:table-cell table:style-name="ce22"/>
          <table:table-cell table:style-name="ce22" table:formula="oooc:=[.H36]*[.C36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7]*[.D37]" office:value-type="float" office:value="0">
            <text:p>0</text:p>
          </table:table-cell>
          <table:table-cell table:style-name="ce22"/>
          <table:table-cell table:style-name="ce22" table:formula="oooc:=[.F37]*[.C37]" office:value-type="float" office:value="0">
            <text:p>$0.00</text:p>
          </table:table-cell>
          <table:table-cell table:style-name="ce22"/>
          <table:table-cell table:style-name="ce22" table:formula="oooc:=[.H37]*[.C37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8]*[.D38]" office:value-type="float" office:value="0">
            <text:p>0</text:p>
          </table:table-cell>
          <table:table-cell table:style-name="ce22"/>
          <table:table-cell table:style-name="ce22" table:formula="oooc:=[.F38]*[.C38]" office:value-type="float" office:value="0">
            <text:p>$0.00</text:p>
          </table:table-cell>
          <table:table-cell table:style-name="ce22"/>
          <table:table-cell table:style-name="ce22" table:formula="oooc:=[.H38]*[.C38]" office:value-type="float" office:value="0">
            <text:p>$0.00</text:p>
          </table:table-cell>
          <table:table-cell table:number-columns-repeated="2" table:style-name="ce22"/>
          <table:table-cell/>
          <table:table-cell table:number-columns-repeated="3" table:style-name="ce15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39]*[.D39]" office:value-type="float" office:value="0">
            <text:p>0</text:p>
          </table:table-cell>
          <table:table-cell table:style-name="ce22"/>
          <table:table-cell table:style-name="ce22" table:formula="oooc:=[.F39]*[.C39]" office:value-type="float" office:value="0">
            <text:p>$0.00</text:p>
          </table:table-cell>
          <table:table-cell table:style-name="ce22"/>
          <table:table-cell table:style-name="ce22" table:formula="oooc:=[.H39]*[.C39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0]*[.D40]" office:value-type="float" office:value="0">
            <text:p>0</text:p>
          </table:table-cell>
          <table:table-cell table:style-name="ce22"/>
          <table:table-cell table:style-name="ce22" table:formula="oooc:=[.F40]*[.C40]" office:value-type="float" office:value="0">
            <text:p>$0.00</text:p>
          </table:table-cell>
          <table:table-cell table:style-name="ce22"/>
          <table:table-cell table:style-name="ce22" table:formula="oooc:=[.H40]*[.C40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1]*[.D41]" office:value-type="float" office:value="0">
            <text:p>0</text:p>
          </table:table-cell>
          <table:table-cell table:style-name="ce22"/>
          <table:table-cell table:style-name="ce22" table:formula="oooc:=[.F41]*[.C41]" office:value-type="float" office:value="0">
            <text:p>$0.00</text:p>
          </table:table-cell>
          <table:table-cell table:style-name="ce22"/>
          <table:table-cell table:style-name="ce22" table:formula="oooc:=[.H41]*[.C41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2]*[.D42]" office:value-type="float" office:value="0">
            <text:p>0</text:p>
          </table:table-cell>
          <table:table-cell table:style-name="ce22"/>
          <table:table-cell table:style-name="ce22" table:formula="oooc:=[.F42]*[.C42]" office:value-type="float" office:value="0">
            <text:p>$0.00</text:p>
          </table:table-cell>
          <table:table-cell table:style-name="ce22"/>
          <table:table-cell table:style-name="ce22" table:formula="oooc:=[.H42]*[.C42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3]*[.D43]" office:value-type="float" office:value="0">
            <text:p>0</text:p>
          </table:table-cell>
          <table:table-cell table:style-name="ce22"/>
          <table:table-cell table:style-name="ce22" table:formula="oooc:=[.F43]*[.C43]" office:value-type="float" office:value="0">
            <text:p>$0.00</text:p>
          </table:table-cell>
          <table:table-cell table:style-name="ce22"/>
          <table:table-cell table:style-name="ce22" table:formula="oooc:=[.H43]*[.C43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4]*[.D44]" office:value-type="float" office:value="0">
            <text:p>0</text:p>
          </table:table-cell>
          <table:table-cell table:style-name="ce22"/>
          <table:table-cell table:style-name="ce22" table:formula="oooc:=[.F44]*[.C44]" office:value-type="float" office:value="0">
            <text:p>$0.00</text:p>
          </table:table-cell>
          <table:table-cell table:style-name="ce22"/>
          <table:table-cell table:style-name="ce22" table:formula="oooc:=[.H44]*[.C44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5]*[.D45]" office:value-type="float" office:value="0">
            <text:p>0</text:p>
          </table:table-cell>
          <table:table-cell table:style-name="ce22"/>
          <table:table-cell table:style-name="ce22" table:formula="oooc:=[.F45]*[.C45]" office:value-type="float" office:value="0">
            <text:p>$0.00</text:p>
          </table:table-cell>
          <table:table-cell table:style-name="ce22"/>
          <table:table-cell table:style-name="ce22" table:formula="oooc:=[.H45]*[.C45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6]*[.D46]" office:value-type="float" office:value="0">
            <text:p>0</text:p>
          </table:table-cell>
          <table:table-cell table:style-name="ce22"/>
          <table:table-cell table:style-name="ce22" table:formula="oooc:=[.F46]*[.C46]" office:value-type="float" office:value="0">
            <text:p>$0.00</text:p>
          </table:table-cell>
          <table:table-cell table:style-name="ce22"/>
          <table:table-cell table:style-name="ce22" table:formula="oooc:=[.H46]*[.C46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7]*[.D47]" office:value-type="float" office:value="0">
            <text:p>0</text:p>
          </table:table-cell>
          <table:table-cell table:style-name="ce22"/>
          <table:table-cell table:style-name="ce22" table:formula="oooc:=[.F47]*[.C47]" office:value-type="float" office:value="0">
            <text:p>$0.00</text:p>
          </table:table-cell>
          <table:table-cell table:style-name="ce22"/>
          <table:table-cell table:style-name="ce22" table:formula="oooc:=[.H47]*[.C47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8]*[.D48]" office:value-type="float" office:value="0">
            <text:p>0</text:p>
          </table:table-cell>
          <table:table-cell table:style-name="ce22"/>
          <table:table-cell table:style-name="ce22" table:formula="oooc:=[.F48]*[.C48]" office:value-type="float" office:value="0">
            <text:p>$0.00</text:p>
          </table:table-cell>
          <table:table-cell table:style-name="ce22"/>
          <table:table-cell table:style-name="ce22" table:formula="oooc:=[.H48]*[.C48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49]*[.D49]" office:value-type="float" office:value="0">
            <text:p>0</text:p>
          </table:table-cell>
          <table:table-cell table:style-name="ce22"/>
          <table:table-cell table:style-name="ce22" table:formula="oooc:=[.F49]*[.C49]" office:value-type="float" office:value="0">
            <text:p>$0.00</text:p>
          </table:table-cell>
          <table:table-cell table:style-name="ce22"/>
          <table:table-cell table:style-name="ce22" table:formula="oooc:=[.H49]*[.C49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0]*[.D50]" office:value-type="float" office:value="0">
            <text:p>0</text:p>
          </table:table-cell>
          <table:table-cell table:style-name="ce22"/>
          <table:table-cell table:style-name="ce22" table:formula="oooc:=[.F50]*[.C50]" office:value-type="float" office:value="0">
            <text:p>$0.00</text:p>
          </table:table-cell>
          <table:table-cell table:style-name="ce22"/>
          <table:table-cell table:style-name="ce22" table:formula="oooc:=[.H50]*[.C50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1]*[.D51]" office:value-type="float" office:value="0">
            <text:p>0</text:p>
          </table:table-cell>
          <table:table-cell table:style-name="ce22"/>
          <table:table-cell table:style-name="ce22" table:formula="oooc:=[.F51]*[.C51]" office:value-type="float" office:value="0">
            <text:p>$0.00</text:p>
          </table:table-cell>
          <table:table-cell table:style-name="ce22"/>
          <table:table-cell table:style-name="ce22" table:formula="oooc:=[.H51]*[.C51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2]*[.D52]" office:value-type="float" office:value="0">
            <text:p>0</text:p>
          </table:table-cell>
          <table:table-cell table:style-name="ce22"/>
          <table:table-cell table:style-name="ce22" table:formula="oooc:=[.F52]*[.C52]" office:value-type="float" office:value="0">
            <text:p>$0.00</text:p>
          </table:table-cell>
          <table:table-cell table:style-name="ce22"/>
          <table:table-cell table:style-name="ce22" table:formula="oooc:=[.H52]*[.C52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3]*[.D53]" office:value-type="float" office:value="0">
            <text:p>0</text:p>
          </table:table-cell>
          <table:table-cell table:style-name="ce22"/>
          <table:table-cell table:style-name="ce22" table:formula="oooc:=[.F53]*[.C53]" office:value-type="float" office:value="0">
            <text:p>$0.00</text:p>
          </table:table-cell>
          <table:table-cell table:style-name="ce22"/>
          <table:table-cell table:style-name="ce22" table:formula="oooc:=[.H53]*[.C53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4]*[.D54]" office:value-type="float" office:value="0">
            <text:p>0</text:p>
          </table:table-cell>
          <table:table-cell table:style-name="ce22"/>
          <table:table-cell table:style-name="ce22" table:formula="oooc:=[.F54]*[.C54]" office:value-type="float" office:value="0">
            <text:p>$0.00</text:p>
          </table:table-cell>
          <table:table-cell table:style-name="ce22"/>
          <table:table-cell table:style-name="ce22" table:formula="oooc:=[.H54]*[.C54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5]*[.D55]" office:value-type="float" office:value="0">
            <text:p>0</text:p>
          </table:table-cell>
          <table:table-cell table:style-name="ce22"/>
          <table:table-cell table:style-name="ce22" table:formula="oooc:=[.F55]*[.C55]" office:value-type="float" office:value="0">
            <text:p>$0.00</text:p>
          </table:table-cell>
          <table:table-cell table:style-name="ce22"/>
          <table:table-cell table:style-name="ce22" table:formula="oooc:=[.H55]*[.C55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6]*[.D56]" office:value-type="float" office:value="0">
            <text:p>0</text:p>
          </table:table-cell>
          <table:table-cell table:style-name="ce22"/>
          <table:table-cell table:style-name="ce22" table:formula="oooc:=[.F56]*[.C56]" office:value-type="float" office:value="0">
            <text:p>$0.00</text:p>
          </table:table-cell>
          <table:table-cell table:style-name="ce22"/>
          <table:table-cell table:style-name="ce22" table:formula="oooc:=[.H56]*[.C56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7]*[.D57]" office:value-type="float" office:value="0">
            <text:p>0</text:p>
          </table:table-cell>
          <table:table-cell table:style-name="ce22"/>
          <table:table-cell table:style-name="ce22" table:formula="oooc:=[.F57]*[.C57]" office:value-type="float" office:value="0">
            <text:p>$0.00</text:p>
          </table:table-cell>
          <table:table-cell table:style-name="ce22"/>
          <table:table-cell table:style-name="ce22" table:formula="oooc:=[.H57]*[.C57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8]*[.D58]" office:value-type="float" office:value="0">
            <text:p>0</text:p>
          </table:table-cell>
          <table:table-cell table:style-name="ce22"/>
          <table:table-cell table:style-name="ce22" table:formula="oooc:=[.F58]*[.C58]" office:value-type="float" office:value="0">
            <text:p>$0.00</text:p>
          </table:table-cell>
          <table:table-cell table:style-name="ce22"/>
          <table:table-cell table:style-name="ce22" table:formula="oooc:=[.H58]*[.C58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59]*[.D59]" office:value-type="float" office:value="0">
            <text:p>0</text:p>
          </table:table-cell>
          <table:table-cell table:style-name="ce22"/>
          <table:table-cell table:style-name="ce22" table:formula="oooc:=[.F59]*[.C59]" office:value-type="float" office:value="0">
            <text:p>$0.00</text:p>
          </table:table-cell>
          <table:table-cell table:style-name="ce22"/>
          <table:table-cell table:style-name="ce22" table:formula="oooc:=[.H59]*[.C59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0]*[.D60]" office:value-type="float" office:value="0">
            <text:p>0</text:p>
          </table:table-cell>
          <table:table-cell table:style-name="ce22"/>
          <table:table-cell table:style-name="ce22" table:formula="oooc:=[.F60]*[.C60]" office:value-type="float" office:value="0">
            <text:p>$0.00</text:p>
          </table:table-cell>
          <table:table-cell table:style-name="ce22"/>
          <table:table-cell table:style-name="ce22" table:formula="oooc:=[.H60]*[.C60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1]*[.D61]" office:value-type="float" office:value="0">
            <text:p>0</text:p>
          </table:table-cell>
          <table:table-cell table:style-name="ce22"/>
          <table:table-cell table:style-name="ce22" table:formula="oooc:=[.F61]*[.C61]" office:value-type="float" office:value="0">
            <text:p>$0.00</text:p>
          </table:table-cell>
          <table:table-cell table:style-name="ce22"/>
          <table:table-cell table:style-name="ce22" table:formula="oooc:=[.H61]*[.C61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2]*[.D62]" office:value-type="float" office:value="0">
            <text:p>0</text:p>
          </table:table-cell>
          <table:table-cell table:style-name="ce22"/>
          <table:table-cell table:style-name="ce22" table:formula="oooc:=[.F62]*[.C62]" office:value-type="float" office:value="0">
            <text:p>$0.00</text:p>
          </table:table-cell>
          <table:table-cell table:style-name="ce22"/>
          <table:table-cell table:style-name="ce22" table:formula="oooc:=[.H62]*[.C62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3]*[.D63]" office:value-type="float" office:value="0">
            <text:p>0</text:p>
          </table:table-cell>
          <table:table-cell table:style-name="ce22"/>
          <table:table-cell table:style-name="ce22" table:formula="oooc:=[.F63]*[.C63]" office:value-type="float" office:value="0">
            <text:p>$0.00</text:p>
          </table:table-cell>
          <table:table-cell table:style-name="ce22"/>
          <table:table-cell table:style-name="ce22" table:formula="oooc:=[.H63]*[.C63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4]*[.D64]" office:value-type="float" office:value="0">
            <text:p>0</text:p>
          </table:table-cell>
          <table:table-cell table:style-name="ce22"/>
          <table:table-cell table:style-name="ce22" table:formula="oooc:=[.F64]*[.C64]" office:value-type="float" office:value="0">
            <text:p>$0.00</text:p>
          </table:table-cell>
          <table:table-cell table:style-name="ce22"/>
          <table:table-cell table:style-name="ce22" table:formula="oooc:=[.H64]*[.C64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5]*[.D65]" office:value-type="float" office:value="0">
            <text:p>0</text:p>
          </table:table-cell>
          <table:table-cell table:style-name="ce22"/>
          <table:table-cell table:style-name="ce22" table:formula="oooc:=[.F65]*[.C65]" office:value-type="float" office:value="0">
            <text:p>$0.00</text:p>
          </table:table-cell>
          <table:table-cell table:style-name="ce22"/>
          <table:table-cell table:style-name="ce22" table:formula="oooc:=[.H65]*[.C65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6]*[.D66]" office:value-type="float" office:value="0">
            <text:p>0</text:p>
          </table:table-cell>
          <table:table-cell table:style-name="ce22"/>
          <table:table-cell table:style-name="ce22" table:formula="oooc:=[.F66]*[.C66]" office:value-type="float" office:value="0">
            <text:p>$0.00</text:p>
          </table:table-cell>
          <table:table-cell table:style-name="ce22"/>
          <table:table-cell table:style-name="ce22" table:formula="oooc:=[.H66]*[.C66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7]*[.D67]" office:value-type="float" office:value="0">
            <text:p>0</text:p>
          </table:table-cell>
          <table:table-cell table:style-name="ce22"/>
          <table:table-cell table:style-name="ce22" table:formula="oooc:=[.F67]*[.C67]" office:value-type="float" office:value="0">
            <text:p>$0.00</text:p>
          </table:table-cell>
          <table:table-cell table:style-name="ce22"/>
          <table:table-cell table:style-name="ce22" table:formula="oooc:=[.H67]*[.C67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8]*[.D68]" office:value-type="float" office:value="0">
            <text:p>0</text:p>
          </table:table-cell>
          <table:table-cell table:style-name="ce22"/>
          <table:table-cell table:style-name="ce22" table:formula="oooc:=[.F68]*[.C68]" office:value-type="float" office:value="0">
            <text:p>$0.00</text:p>
          </table:table-cell>
          <table:table-cell table:style-name="ce22"/>
          <table:table-cell table:style-name="ce22" table:formula="oooc:=[.H68]*[.C68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69]*[.D69]" office:value-type="float" office:value="0">
            <text:p>0</text:p>
          </table:table-cell>
          <table:table-cell table:style-name="ce22"/>
          <table:table-cell table:style-name="ce22" table:formula="oooc:=[.F69]*[.C69]" office:value-type="float" office:value="0">
            <text:p>$0.00</text:p>
          </table:table-cell>
          <table:table-cell table:style-name="ce22"/>
          <table:table-cell table:style-name="ce22" table:formula="oooc:=[.H69]*[.C69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0]*[.D70]" office:value-type="float" office:value="0">
            <text:p>0</text:p>
          </table:table-cell>
          <table:table-cell table:style-name="ce22"/>
          <table:table-cell table:style-name="ce22" table:formula="oooc:=[.F70]*[.C70]" office:value-type="float" office:value="0">
            <text:p>$0.00</text:p>
          </table:table-cell>
          <table:table-cell table:style-name="ce22"/>
          <table:table-cell table:style-name="ce22" table:formula="oooc:=[.H70]*[.C70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1]*[.D71]" office:value-type="float" office:value="0">
            <text:p>0</text:p>
          </table:table-cell>
          <table:table-cell table:style-name="ce22"/>
          <table:table-cell table:style-name="ce22" table:formula="oooc:=[.F71]*[.C71]" office:value-type="float" office:value="0">
            <text:p>$0.00</text:p>
          </table:table-cell>
          <table:table-cell table:style-name="ce22"/>
          <table:table-cell table:style-name="ce22" table:formula="oooc:=[.H71]*[.C71]" office:value-type="float" office:value="0">
            <text:p>$0.00</text:p>
          </table:table-cell>
          <table:table-cell table:number-columns-repeated="2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2]*[.D72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3]*[.D73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4]*[.D74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5]*[.D75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6]*[.D76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7]*[.D77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8]*[.D78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79]*[.D79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2"/>
          <table:table-cell/>
          <table:table-cell table:style-name="ce22"/>
          <table:table-cell table:style-name="ce21" table:formula="oooc:=[.C80]*[.D80]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  <table:table-row table:style-name="ro2">
          <table:table-cell table:number-columns-repeated="3"/>
          <table:table-cell table:style-name="ce22"/>
          <table:table-cell/>
          <table:table-cell table:number-columns-repeated="6" table:style-name="ce22"/>
        </table:table-row>
      </table:table>
      <table:table table:name="Design Constraints" table:style-name="ta2" table:print="false">
        <office:forms form:automatic-focus="false" form:apply-design-mode="false"/>
        <table:table-column table:style-name="co6" table:default-cell-style-name="ce-1"/>
        <table:table-column table:style-name="co7" table:default-cell-style-name="ce-1"/>
        <table:table-column table:style-name="co6" table:number-columns-repeated="18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Index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Reason</text:p>
          </table:table-cell>
        </table:table-row>
        <table:table-row table:style-name="ro11">
          <table:table-cell table:style-name="ce21" office:value-type="float" office:value="1">
            <text:p>1</text:p>
          </table:table-cell>
          <table:table-cell table:style-name="ce21" office:value-type="string">
            <text:p>Parts not too expensive in low quantity</text:p>
          </table:table-cell>
        </table:table-row>
        <table:table-row table:style-name="ro9">
          <table:table-cell table:style-name="ce21" office:value-type="float" office:value="2">
            <text:p>2</text:p>
          </table:table-cell>
          <table:table-cell table:style-name="ce21" office:value-type="string">
            <text:p>Solderable components</text:p>
          </table:table-cell>
        </table:table-row>
        <table:table-row table:style-name="ro11">
          <table:table-cell table:style-name="ce21" office:value-type="float" office:value="3">
            <text:p>3</text:p>
          </table:table-cell>
          <table:table-cell table:style-name="ce21" office:value-type="string">
            <text:p>Multiple parts for the footprint/available parts</text:p>
          </table:table-cell>
          <table:table-cell table:style-name="ce21" office:value-type="string">
            <text:p>Worldwide people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No Throughhole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Low lead time</text:p>
          </table:table-cell>
          <table:table-cell table:style-name="ce21" office:value-type="string">
            <text:p>Time constrained</text:p>
          </table:table-cell>
        </table:table-row>
        <table:table-row table:style-name="ro9">
          <table:table-cell table:style-name="ce21" office:value-type="float" office:value="6">
            <text:p>6</text:p>
          </table:table-cell>
          <table:table-cell table:style-name="ce21" office:value-type="string">
            <text:p>No more than a 4 layer board, prefer 2</text:p>
          </table:table-cell>
        </table:table-row>
        <table:table-row table:style-name="ro9">
          <table:table-cell table:style-name="ce21" office:value-type="float" office:value="7">
            <text:p>7</text:p>
          </table:table-cell>
          <table:table-cell table:style-name="ce21" office:value-type="string">
            <text:p>Board no bigger than 3x4</text:p>
          </table:table-cell>
        </table:table-row>
        <table:table-row table:style-name="ro9">
          <table:table-cell table:style-name="ce21" office:value-type="float" office:value="8">
            <text:p>8</text:p>
          </table:table-cell>
          <table:table-cell table:style-name="ce21" office:value-type="string">
            <text:p>Board can be stackable</text:p>
          </table:table-cell>
        </table:table-row>
        <table:table-row table:style-name="ro11">
          <table:table-cell table:style-name="ce21" office:value-type="float" office:value="9">
            <text:p>9</text:p>
          </table:table-cell>
          <table:table-cell table:style-name="ce21" office:value-type="string">
            <text:p>Maintain Arduino constraints (clock,power,pins)</text:p>
          </table:table-cell>
        </table:table-row>
      </table:table>
      <table:named-expressions>
        <table:named-expression table:name="n6johwwxvvvw" table:base-cell-address="$Cost Target.$A$1" table:expression="['Cost Target'.$B$13]"/>
        <table:named-expression table:name="riilch3anpnc" table:base-cell-address="$Cost Target.$A$1" table:expression="['Cost Target'.$D$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st Target" style:display-name="PageStyle_Cost Targe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esign Constraints" style:display-name="PageStyle_Design Constraint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